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000000B409A8E7794AB5AEBFC.png" manifest:media-type="image/png"/>
  <manifest:file-entry manifest:full-path="Pictures/1000020100000480000005A07EB6F9D26297054D.png" manifest:media-type="image/png"/>
  <manifest:file-entry manifest:full-path="Pictures/100002010000051000000B40B8F2333ED2C9B172.png" manifest:media-type="image/png"/>
  <manifest:file-entry manifest:full-path="Pictures/100002010000048000000480284E69F6367CD530.png" manifest:media-type="image/png"/>
  <manifest:file-entry manifest:full-path="Pictures/100002010000048000000360D0CED2A1CB7B173F.png" manifest:media-type="image/png"/>
  <manifest:file-entry manifest:full-path="Pictures/10000201000002D0000002D085A8EFCAA5E2CF6E.png" manifest:media-type="image/png"/>
  <manifest:file-entry manifest:full-path="Pictures/1000020100000510000003F0C027E79A1B81A15A.png" manifest:media-type="image/png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Pictures/1000020100000480000003F0865B48D6FAC5F990.png" manifest:media-type="image/png"/>
  <manifest:file-entry manifest:full-path="Pictures/100002010000043800000438AC1A1FD539E72EFF.png" manifest:media-type="image/png"/>
  <manifest:file-entry manifest:full-path="Pictures/1000020100000480000005A045960F19A32435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P500 Stocks (2013-2017)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Chia Chi Chuang</text:p>
            <text:p>Sheldon Chen</text:p>
            <text:p>Instructor: Sanjay Agarwal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7.418cm" svg:height="15.24cm" svg:x="4.437cm" svg:y="0cm" presentation:class="graphic" presentation:user-transformed="true">
          <draw:image xlink:href="Pictures/1000020100000480000003F0865B48D6FAC5F9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5.793cm" svg:height="15.793cm" svg:x="5.842cm" svg:y="0.209cm" presentation:class="graphic" presentation:user-transformed="true">
          <draw:image xlink:href="Pictures/100002010000043800000438AC1A1FD539E72E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3" draw:text-style-name="P2" draw:layer="layout" svg:width="15.749cm" svg:height="15.749cm" svg:x="6.116cm" svg:y="0.023cm">
          <draw:image xlink:href="Pictures/10000201000002D0000002D085A8EFCAA5E2C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2.446cm" svg:height="15.558cm" svg:x="7.366cm" svg:y="0cm" presentation:class="graphic" presentation:user-transformed="true">
          <draw:image xlink:href="Pictures/1000020100000480000005A045960F19A324351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5.494cm" svg:height="15.494cm" svg:x="6.604cm" svg:y="0cm" presentation:class="graphic" presentation:user-transformed="true">
          <draw:image xlink:href="Pictures/100002010000048000000480284E69F6367CD53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21.613cm" svg:height="16.811cm" svg:x="3.025cm" svg:y="-0.682cm" presentation:class="graphic" presentation:user-transformed="true">
          <draw:image xlink:href="Pictures/1000020100000510000003F0C027E79A1B81A15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8.636cm" svg:height="19.197cm" svg:x="9.398cm" svg:y="-1.862cm" presentation:class="graphic" presentation:user-transformed="true">
          <draw:image xlink:href="Pictures/100002010000051000000B40B8F2333ED2C9B17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2.6cm" svg:height="15.75cm" svg:x="7.306cm" svg:y="0cm" presentation:class="graphic" presentation:user-transformed="true">
          <draw:image xlink:href="Pictures/1000020100000480000005A07EB6F9D26297054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20.662cm" svg:height="15.496cm" svg:x="3.182cm" svg:y="0.254cm" presentation:class="graphic" presentation:user-transformed="true">
          <draw:image xlink:href="Pictures/100002010000048000000360D0CED2A1CB7B17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6.35cm" svg:height="15.882cm" svg:x="10.668cm" svg:y="0.033cm" presentation:class="graphic" presentation:user-transformed="true">
          <draw:image xlink:href="Pictures/100002010000048000000B409A8E7794AB5AE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23:25:03.359679277</meta:creation-date>
    <meta:editing-duration>PT7M57S</meta:editing-duration>
    <meta:editing-cycles>4</meta:editing-cycles>
    <meta:generator>LibreOffice/6.0.6.2$Linux_X86_64 LibreOffice_project/00m0$Build-2</meta:generator>
    <dc:title>Bright Blue</dc:title>
    <dc:date>2018-11-02T23:59:48.140026970</dc:date>
    <meta:document-statistic meta:object-count="66"/>
  </office:meta>
</office:document-meta>
</file>